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5.2cm" svg:y="7.8cm">
          <draw:text-box>
            <text:p><text:span text:style-name="T1">i</text:span></text:p>
          </draw:text-box>
        </draw:frame>
        <draw:frame draw:style-name="gr3" draw:text-style-name="P2" draw:layer="layout" svg:width="14.591cm" svg:height="8cm" svg:x="0.609cm" svg:y="1.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05-15T19:41:43.980360104</dc:date>
    <meta:editing-duration>PT2M27S</meta:editing-duration>
    <meta:editing-cycles>17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5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1" chart:origin="0" chart:interval-major="0.2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automatic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592cm" svg:height="8.001cm" xlink:href="." xlink:type="simple" chart:class="chart:scatter" chart:style-name="ch1">
        <chart:plot-area chart:style-name="ch2" chart:data-source-has-labels="both" svg:x="0.291cm" svg:y="0.16cm" svg:width="14.01cm" svg:height="7.681cm">
          <chartooo:coordinate-region svg:x="1.018cm" svg:y="0.359cm" svg:width="13.189cm" svg:height="6.835cm"/>
          <chart:axis chart:dimension="x" chart:name="primary-x" chart:style-name="ch3" chartooo:axis-type="auto">
            <chart:categories table:cell-range-address="local-table.$A$2:.$A$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216">
                <text:p>0.2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512">
                <text:p>0.5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